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35e34" officeooo:paragraph-rsid="00135e34"/>
    </style:style>
    <style:style style:name="P2" style:family="paragraph" style:parent-style-name="Standard">
      <style:text-properties officeooo:rsid="001367c3" officeooo:paragraph-rsid="001367c3"/>
    </style:style>
    <style:style style:name="P3" style:family="paragraph" style:parent-style-name="Standard">
      <style:text-properties officeooo:rsid="0013ce14" officeooo:paragraph-rsid="0013ce14"/>
    </style:style>
    <style:style style:name="P4" style:family="paragraph" style:parent-style-name="Standard">
      <style:text-properties officeooo:rsid="001455d7" officeooo:paragraph-rsid="001455d7"/>
    </style:style>
    <style:style style:name="T1" style:family="text">
      <style:text-properties officeooo:rsid="001367c3"/>
    </style:style>
    <style:style style:name="T2" style:family="text">
      <style:text-properties officeooo:rsid="001455d7"/>
    </style:style>
    <style:style style:name="T3" style:family="text">
      <style:text-properties officeooo:rsid="0014be7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iest: Barry!</text:p>
      <text:p text:style-name="P1">Barry: <text:span text:style-name="T1">Whoa</text:span>, Father Kyllegan what are you doing in my house?</text:p>
      <text:p text:style-name="P1">Priest: That's beside the point, you're nearly eighteen, are you not?</text:p>
      <text:p text:style-name="P1">Barry: Yeah, it's my birthday next week.</text:p>
      <text:p text:style-name="P1">Priest: Ah so you're nearly a man</text:p>
      <text:p text:style-name="P1">Barry: Yes indeed, on Tuesday I'll be a man</text:p>
      <text:p text:style-name="P1">Priest: No, no, no, you're not a man until you find a fairy.</text:p>
      <text:p text:style-name="P1">Barry: A fairy??</text:p>
      <text:p text:style-name="P1">Priest: Yes, and I hear there are two at the temple of the Radiant Altar</text:p>
      <text:p text:style-name="P2">Barry: Guess I'm going to the Radiant Altar then!</text:p>
      <text:p text:style-name="P2">Priest: Not so fast, the path <text:span text:style-name="T2">is </text:span>perilous, countless young <text:span text:style-name="T3">fungi</text:span> have lost their caps searching for the temple of the Radiant Altar!</text:p>
      <text:p text:style-name="P3">Barry: How do I get there?</text:p>
      <text:p text:style-name="P3">Priest: What do I look like, a map? I'm a priest, not a tour guide!</text:p>
      <text:p text:style-name="P3">Barry: Can you just point me in the direction then?</text:p>
      <text:p text:style-name="P3">Priest: I don't have arms. Though, if you head north through that <text:span text:style-name="T2">there forest, you'll come to the temple and I'll perform the ritual myself</text:span></text:p>
      <text:p text:style-name="P4">Barry: I thought you didn't know how to get there</text:p>
      <text:p text:style-name="P4">Priest: Just go get a damn fairy!</text:p>
      <text:p text:style-name="P4">Barry: okay.. guess I'm going into the forest then…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0T19:37:46.875000000</meta:creation-date>
    <dc:date>2016-01-30T21:28:01.541000000</dc:date>
    <meta:editing-duration>PT19M11S</meta:editing-duration>
    <meta:editing-cycles>1</meta:editing-cycles>
    <meta:document-statistic meta:table-count="0" meta:image-count="0" meta:object-count="0" meta:page-count="1" meta:paragraph-count="18" meta:word-count="192" meta:character-count="1005" meta:non-whitespace-character-count="831"/>
    <meta:generator>LibreOffice/4.4.0.3$Windows_x86 LibreOffice_project/de093506bcdc5fafd9023ee680b8c60e3e0645d7</meta:generator>
  </office:meta>
</office:document-meta>
</file>